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none" svg:stroke-color="#000000" draw:fill="none" draw:fill-color="#ffffff" fo:min-height="0.75cm"/>
    </style:style>
    <style:style style:name="gr5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dash" draw:stroke-dash="Fine_20_Dotted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>
      <style:graphic-properties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width="0.06cm" draw:marker-start-width="0.39cm" draw:marker-end-width="0.39cm" draw:fill="solid" draw:fill-color="#e6e6e6" draw:textarea-horizontal-align="justify" draw:textarea-vertical-align="middle" draw:auto-grow-height="false" fo:padding-top="0.155cm" fo:padding-bottom="0.155cm" fo:padding-left="0.28cm" fo:padding-right="0.28cm"/>
    </style:style>
    <style:style style:name="gr59" style:family="graphic" style:parent-style-name="standard">
      <style:graphic-properties svg:stroke-width="0.07cm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3" style:family="text">
      <style:text-properties style:font-name="Liberation Sans3" fo:font-size="18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3cm" svg:height="3cm" svg:x="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2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cm" svg:height="3cm" svg:x="2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cm" svg:height="3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cm" svg:height="3cm" svg:x="2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3cm" svg:height="3cm" svg:x="5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cm" svg:height="3cm" svg:x="5cm" svg:y="1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3cm" svg:height="3cm" svg:x="5cm" svg:y="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cm" svg:height="3cm" svg:x="5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cm" svg:height="3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cm" svg:height="3cm" svg:x="5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3cm" svg:height="3cm" svg:x="8cm" svg:y="1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3cm" svg:height="3cm" svg:x="8cm" svg:y="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cm" svg:height="3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cm" svg:height="3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3cm" svg:height="3cm" svg:x="8cm" svg:y="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cm" svg:height="3cm" svg:x="8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3cm" svg:height="3cm" svg:x="11cm" svg:y="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3cm" svg:height="3cm" svg:x="11cm" svg:y="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3cm" svg:height="3cm" svg:x="11cm" svg:y="1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3cm" svg:height="3cm" svg:x="11cm" svg:y="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3cm" svg:height="3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3cm" svg:height="3cm" svg:x="11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3cm" svg:height="3cm" svg:x="14cm" svg:y="1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3cm" svg:height="3cm" svg:x="14cm" svg:y="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3cm" svg:height="3cm" svg:x="14cm" svg:y="1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3cm" svg:height="3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3cm" svg:height="3cm" svg:x="14cm" svg:y="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3cm" svg:height="3cm" svg:x="14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" draw:layer="layout" svg:width="3cm" svg:height="3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3cm" svg:height="3cm" svg:x="17cm" svg:y="1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3cm" svg:height="3cm" svg:x="17cm" svg:y="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3cm" svg:height="3cm" svg:x="17cm" svg:y="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3cm" svg:height="3cm" svg:x="17cm" svg:y="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3cm" svg:height="3cm" svg:x="17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" draw:layer="layout" svg:width="3cm" svg:height="3cm" svg:x="20cm" svg:y="1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3cm" svg:height="3cm" svg:x="20cm" svg:y="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3cm" svg:height="3cm" svg:x="20cm" svg:y="1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cm" svg:height="3cm" svg:x="20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3cm" svg:height="3cm" svg:x="20cm" svg:y="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3cm" svg:height="3cm" svg:x="20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1" draw:layer="layout" svg:width="3cm" svg:height="3cm" svg:x="23cm" svg:y="1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3cm" svg:height="3cm" svg:x="23cm" svg:y="1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3cm" svg:height="3cm" svg:x="23cm" svg:y="1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3cm" svg:height="3cm" svg:x="23cm" svg:y="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3cm" svg:height="3cm" svg:x="23cm" svg:y="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3cm" svg:height="3cm" svg:x="23cm" svg:y="2cm">
            <text:p/>
            <draw:enhanced-geometry svg:viewBox="0 0 21600 21600" draw:type="rectangle" draw:enhanced-path="M 0 0 L 21600 0 21600 21600 0 21600 0 0 Z N"/>
          </draw:custom-shape>
        </draw:g>
        <draw:frame draw:style-name="gr49" draw:layer="layout" svg:width="1cm" svg:height="1cm" svg:x="4.5cm" svg:y="20cm">
          <draw:text-box>
            <text:p text:style-name="P2">1</text:p>
          </draw:text-box>
        </draw:frame>
        <draw:frame draw:style-name="gr49" draw:layer="layout" svg:width="1cm" svg:height="1cm" svg:x="7.5cm" svg:y="20cm">
          <draw:text-box>
            <text:p text:style-name="P2">2</text:p>
          </draw:text-box>
        </draw:frame>
        <draw:frame draw:style-name="gr49" draw:layer="layout" svg:width="1cm" svg:height="1cm" svg:x="10.5cm" svg:y="20cm">
          <draw:text-box>
            <text:p text:style-name="P2">3</text:p>
          </draw:text-box>
        </draw:frame>
        <draw:frame draw:style-name="gr49" draw:layer="layout" svg:width="1cm" svg:height="1cm" svg:x="13.5cm" svg:y="20cm">
          <draw:text-box>
            <text:p text:style-name="P2">4</text:p>
          </draw:text-box>
        </draw:frame>
        <draw:frame draw:style-name="gr49" draw:layer="layout" svg:width="1cm" svg:height="1cm" svg:x="16.5cm" svg:y="20cm">
          <draw:text-box>
            <text:p text:style-name="P2">5</text:p>
          </draw:text-box>
        </draw:frame>
        <draw:frame draw:style-name="gr49" draw:layer="layout" svg:width="1cm" svg:height="1cm" svg:x="19.5cm" svg:y="20cm">
          <draw:text-box>
            <text:p text:style-name="P2">6</text:p>
          </draw:text-box>
        </draw:frame>
        <draw:frame draw:style-name="gr49" draw:layer="layout" svg:width="1cm" svg:height="1cm" svg:x="25.5cm" svg:y="20cm">
          <draw:text-box>
            <text:p text:style-name="P2">8</text:p>
          </draw:text-box>
        </draw:frame>
        <draw:frame draw:style-name="gr49" draw:layer="layout" svg:width="1cm" svg:height="1cm" svg:x="1.1cm" svg:y="16.5cm">
          <draw:text-box>
            <text:p text:style-name="P2">1</text:p>
          </draw:text-box>
        </draw:frame>
        <draw:frame draw:style-name="gr49" draw:layer="layout" svg:width="1cm" svg:height="1cm" svg:x="1.1cm" svg:y="13.5cm">
          <draw:text-box>
            <text:p text:style-name="P2">2</text:p>
          </draw:text-box>
        </draw:frame>
        <draw:frame draw:style-name="gr49" draw:layer="layout" svg:width="1cm" svg:height="1cm" svg:x="1.1cm" svg:y="10.5cm">
          <draw:text-box>
            <text:p text:style-name="P2">3</text:p>
          </draw:text-box>
        </draw:frame>
        <draw:frame draw:style-name="gr49" draw:layer="layout" svg:width="1cm" svg:height="1cm" svg:x="1.1cm" svg:y="7.5cm">
          <draw:text-box>
            <text:p text:style-name="P2">4</text:p>
          </draw:text-box>
        </draw:frame>
        <draw:frame draw:style-name="gr49" draw:layer="layout" svg:width="1.5cm" svg:height="1cm" svg:x="0.8cm" svg:y="4.5cm">
          <draw:text-box>
            <text:p text:style-name="P2">5</text:p>
          </draw:text-box>
        </draw:frame>
        <draw:custom-shape draw:style-name="gr50" draw:text-style-name="P2" xml:id="id5" draw:id="id5" draw:layer="layout" svg:width="0.5cm" svg:height="0.5cm" svg:x="16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4" draw:id="id14" draw:layer="layout" svg:width="0.5cm" svg:height="0.5cm" svg:x="19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5" draw:id="id15" draw:layer="layout" svg:width="0.5cm" svg:height="0.5cm" svg:x="22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6" draw:id="id16" draw:layer="layout" svg:width="0.5cm" svg:height="0.5cm" svg:x="25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4" draw:id="id4" draw:layer="layout" svg:width="0.5cm" svg:height="0.5cm" svg:x="13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1" draw:id="id11" draw:layer="layout" svg:width="0.5cm" svg:height="0.5cm" svg:x="16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2" draw:id="id12" draw:layer="layout" svg:width="0.5cm" svg:height="0.5cm" svg:x="19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3" draw:id="id13" draw:layer="layout" svg:width="0.5cm" svg:height="0.5cm" svg:x="2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6" draw:id="id6" draw:layer="layout" svg:width="0.5cm" svg:height="0.5cm" svg:x="13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8" draw:id="id8" draw:layer="layout" svg:width="0.5cm" svg:height="0.5cm" svg:x="16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0" draw:id="id10" draw:layer="layout" svg:width="0.5cm" svg:height="0.5cm" svg:x="19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3" draw:layer="layout" svg:width="3cm" svg:height="1.195cm" svg:x="6.3cm" svg:y="18.3cm">
          <draw:text-box>
            <text:p text:style-name="P2"><text:span text:style-name="T1">2 </text:span><text:span text:style-name="T2">≤ C</text:span><text:span text:style-name="T3">1</text:span></text:p>
          </draw:text-box>
        </draw:frame>
        <draw:frame draw:style-name="gr49" draw:text-style-name="P4" draw:layer="layout" svg:width="6.2cm" svg:height="1.195cm" svg:x="22.5cm" svg:y="18.4cm">
          <draw:text-box>
            <text:p text:style-name="P2"><text:span text:style-name="T1">C</text:span><text:span text:style-name="T4">1</text:span><text:span text:style-name="T1"> </text:span><text:span text:style-name="T2">≤ n + m - 2</text:span></text:p>
          </draw:text-box>
        </draw:frame>
        <draw:frame draw:style-name="gr49" draw:text-style-name="P4" draw:layer="layout" svg:width="6.8cm" svg:height="1.195cm" svg:x="2.2cm" svg:y="7cm">
          <draw:text-box>
            <text:p text:style-name="P2"><text:span text:style-name="T1">C</text:span><text:span text:style-name="T4">2</text:span><text:span text:style-name="T1"> </text:span><text:span text:style-name="T2">≤ C</text:span><text:span text:style-name="T3">1 </text:span><text:span text:style-name="T2"><text:s/>- m + 1</text:span></text:p>
          </draw:text-box>
        </draw:frame>
        <draw:custom-shape draw:style-name="gr50" draw:text-style-name="P2" xml:id="id3" draw:id="id3" draw:layer="layout" svg:width="0.5cm" svg:height="0.5cm" svg:x="10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7" draw:id="id7" draw:layer="layout" svg:width="0.5cm" svg:height="0.5cm" svg:x="13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9" draw:id="id9" draw:layer="layout" svg:width="0.5cm" svg:height="0.5cm" svg:x="16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5cm" svg:height="1.195cm" svg:x="2.2cm" svg:y="16cm">
          <draw:text-box>
            <text:p text:style-name="P2"><text:span text:style-name="T1">C</text:span><text:span text:style-name="T4">1</text:span><text:span text:style-name="T1"> - 1 </text:span><text:span text:style-name="T2">≤ C</text:span><text:span text:style-name="T3">2</text:span></text:p>
          </draw:text-box>
        </draw:frame>
        <draw:frame draw:style-name="gr49" draw:layer="layout" svg:width="1cm" svg:height="1cm" svg:x="1.1cm" svg:y="20cm">
          <draw:text-box>
            <text:p text:style-name="P2">0</text:p>
          </draw:text-box>
        </draw:frame>
        <draw:g>
          <draw:custom-shape draw:style-name="gr51" draw:text-style-name="P1" draw:layer="layout" svg:width="3cm" svg:height="3cm" svg:x="26cm" svg:y="1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3cm" svg:height="3cm" svg:x="26cm" svg:y="14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" draw:layer="layout" svg:width="3cm" svg:height="3cm" svg:x="26cm" svg:y="11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3cm" svg:height="3cm" svg:x="26cm" svg:y="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3cm" svg:height="3cm" svg:x="26cm" svg:y="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3cm" svg:height="3cm" svg:x="26cm" svg:y="2cm">
            <text:p/>
            <draw:enhanced-geometry svg:viewBox="0 0 21600 21600" draw:type="rectangle" draw:enhanced-path="M 0 0 L 21600 0 21600 21600 0 21600 0 0 Z N"/>
          </draw:custom-shape>
        </draw:g>
        <draw:frame draw:style-name="gr49" draw:layer="layout" svg:width="1cm" svg:height="1cm" svg:x="22.5cm" svg:y="20cm">
          <draw:text-box>
            <text:p text:style-name="P2">7</text:p>
          </draw:text-box>
        </draw:frame>
        <draw:custom-shape draw:style-name="gr50" draw:text-style-name="P2" xml:id="id2" draw:id="id2" draw:layer="layout" svg:width="0.5cm" svg:height="0.5cm" svg:x="10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1" draw:id="id1" draw:layer="layout" svg:width="0.5cm" svg:height="0.5cm" svg:x="7.8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2" draw:layer="layout" draw:type="line" svg:x1="8.227cm" svg:y1="16.874cm" svg:x2="10.873cm" svg:y2="14.228cm" draw:start-shape="id1" draw:start-glue-point="11" draw:end-shape="id2" draw:end-glue-point="7" svg:d="M8227 16874l2646-2646" svg:viewBox="0 0 2647 2647">
          <text:p/>
        </draw:connector>
        <draw:connector draw:style-name="gr57" draw:text-style-name="P2" draw:layer="layout" draw:type="line" svg:x1="8.3cm" svg:y1="17.051cm" svg:x2="10.8cm" svg:y2="17.05cm" draw:start-shape="id1" draw:start-glue-point="10" draw:end-shape="id3" draw:end-glue-point="6" svg:d="M8300 17051l2500-1" svg:viewBox="0 0 2501 2">
          <text:p/>
        </draw:connector>
        <draw:connector draw:style-name="gr57" draw:text-style-name="P2" draw:layer="layout" draw:type="line" svg:x1="11.227cm" svg:y1="13.874cm" svg:x2="13.873cm" svg:y2="11.227cm" draw:start-shape="id2" draw:start-glue-point="11" draw:end-shape="id4" draw:end-glue-point="7" svg:d="M11227 13874l2646-2647" svg:viewBox="0 0 2647 2648">
          <text:p/>
        </draw:connector>
        <draw:connector draw:style-name="gr57" draw:text-style-name="P2" draw:layer="layout" draw:type="line" svg:x1="14.227cm" svg:y1="10.873cm" svg:x2="16.873cm" svg:y2="8.227cm" draw:start-shape="id4" draw:start-glue-point="11" draw:end-shape="id5" draw:end-glue-point="7" svg:d="M14227 10873l2646-2646" svg:viewBox="0 0 2647 2647">
          <text:p/>
        </draw:connector>
        <draw:connector draw:style-name="gr57" draw:text-style-name="P2" draw:layer="layout" draw:type="line" svg:x1="11.227cm" svg:y1="16.873cm" svg:x2="13.873cm" svg:y2="14.227cm" draw:start-shape="id3" draw:start-glue-point="11" draw:end-shape="id6" draw:end-glue-point="7" svg:d="M11227 16873l2646-2646" svg:viewBox="0 0 2647 2647">
          <text:p/>
        </draw:connector>
        <draw:connector draw:style-name="gr57" draw:text-style-name="P2" draw:layer="layout" draw:type="line" svg:x1="14.227cm" svg:y1="16.873cm" svg:x2="16.873cm" svg:y2="14.227cm" draw:start-shape="id7" draw:start-glue-point="11" draw:end-shape="id8" draw:end-glue-point="7" svg:d="M14227 16873l2646-2646" svg:viewBox="0 0 2647 2647">
          <text:p/>
        </draw:connector>
        <draw:connector draw:style-name="gr57" draw:text-style-name="P2" draw:layer="layout" draw:type="line" svg:x1="17.227cm" svg:y1="16.873cm" svg:x2="19.873cm" svg:y2="14.227cm" draw:start-shape="id9" draw:start-glue-point="11" draw:end-shape="id10" draw:end-glue-point="7" svg:d="M17227 16873l2646-2646" svg:viewBox="0 0 2647 2647">
          <text:p/>
        </draw:connector>
        <draw:connector draw:style-name="gr57" draw:text-style-name="P2" draw:layer="layout" draw:type="line" svg:x1="14.227cm" svg:y1="13.873cm" svg:x2="16.873cm" svg:y2="11.227cm" draw:start-shape="id6" draw:start-glue-point="11" draw:end-shape="id11" draw:end-glue-point="7" svg:d="M14227 13873l2646-2646" svg:viewBox="0 0 2647 2647">
          <text:p/>
        </draw:connector>
        <draw:connector draw:style-name="gr57" draw:text-style-name="P2" draw:layer="layout" draw:type="line" svg:x1="17.227cm" svg:y1="13.873cm" svg:x2="19.873cm" svg:y2="11.227cm" draw:start-shape="id8" draw:start-glue-point="11" draw:end-shape="id12" draw:end-glue-point="7" svg:d="M17227 13873l2646-2646" svg:viewBox="0 0 2647 2647">
          <text:p/>
        </draw:connector>
        <draw:connector draw:style-name="gr57" draw:text-style-name="P2" draw:layer="layout" draw:type="line" svg:x1="20.227cm" svg:y1="13.873cm" svg:x2="22.873cm" svg:y2="11.227cm" draw:start-shape="id10" draw:start-glue-point="11" draw:end-shape="id13" draw:end-glue-point="7" svg:d="M20227 13873l2646-2646" svg:viewBox="0 0 2647 2647">
          <text:p/>
        </draw:connector>
        <draw:connector draw:style-name="gr57" draw:text-style-name="P2" draw:layer="layout" draw:type="line" svg:x1="17.227cm" svg:y1="10.873cm" svg:x2="19.873cm" svg:y2="8.227cm" draw:start-shape="id11" draw:start-glue-point="11" draw:end-shape="id14" draw:end-glue-point="7" svg:d="M17227 10873l2646-2646" svg:viewBox="0 0 2647 2647">
          <text:p/>
        </draw:connector>
        <draw:connector draw:style-name="gr57" draw:text-style-name="P2" draw:layer="layout" draw:type="line" svg:x1="20.227cm" svg:y1="10.873cm" svg:x2="22.873cm" svg:y2="8.227cm" draw:start-shape="id12" draw:start-glue-point="11" draw:end-shape="id15" draw:end-glue-point="7" svg:d="M20227 10873l2646-2646" svg:viewBox="0 0 2647 2647">
          <text:p/>
        </draw:connector>
        <draw:connector draw:style-name="gr57" draw:text-style-name="P2" draw:layer="layout" draw:type="line" svg:x1="23.227cm" svg:y1="10.873cm" svg:x2="25.873cm" svg:y2="8.227cm" draw:start-shape="id13" draw:start-glue-point="11" draw:end-shape="id16" draw:end-glue-point="7" svg:d="M23227 10873l2646-2646" svg:viewBox="0 0 2647 2647">
          <text:p/>
        </draw:connector>
        <draw:connector draw:style-name="gr57" draw:text-style-name="P2" draw:layer="layout" draw:type="line" svg:x1="11.3cm" svg:y1="14.051cm" svg:x2="13.8cm" svg:y2="14.05cm" draw:start-shape="id2" draw:start-glue-point="10" draw:end-shape="id6" draw:end-glue-point="6" svg:d="M11300 14051l2500-1" svg:viewBox="0 0 2501 2">
          <text:p/>
        </draw:connector>
        <draw:connector draw:style-name="gr57" draw:text-style-name="P2" draw:layer="layout" draw:type="line" svg:x1="14.3cm" svg:y1="11.05cm" svg:x2="16.8cm" svg:y2="11.05cm" draw:start-shape="id4" draw:start-glue-point="10" draw:end-shape="id11" draw:end-glue-point="6" svg:d="M14300 11050h2500" svg:viewBox="0 0 2501 1">
          <text:p/>
        </draw:connector>
        <draw:connector draw:style-name="gr57" draw:text-style-name="P2" draw:layer="layout" draw:type="line" svg:x1="17.3cm" svg:y1="8.05cm" svg:x2="19.8cm" svg:y2="8.05cm" draw:start-shape="id5" draw:start-glue-point="10" draw:end-shape="id14" draw:end-glue-point="6" svg:d="M17300 8050h2500" svg:viewBox="0 0 2501 1">
          <text:p/>
        </draw:connector>
        <draw:connector draw:style-name="gr57" draw:text-style-name="P2" draw:layer="layout" draw:type="line" svg:x1="20.3cm" svg:y1="8.05cm" svg:x2="22.8cm" svg:y2="8.05cm" draw:start-shape="id14" draw:start-glue-point="10" draw:end-shape="id15" draw:end-glue-point="6" svg:d="M20300 8050h2500" svg:viewBox="0 0 2501 1">
          <text:p/>
        </draw:connector>
        <draw:connector draw:style-name="gr57" draw:text-style-name="P2" draw:layer="layout" draw:type="line" svg:x1="17.3cm" svg:y1="11.05cm" svg:x2="19.8cm" svg:y2="11.05cm" draw:start-shape="id11" draw:start-glue-point="10" draw:end-shape="id12" draw:end-glue-point="6" svg:d="M17300 11050h2500" svg:viewBox="0 0 2501 1">
          <text:p/>
        </draw:connector>
        <draw:connector draw:style-name="gr57" draw:text-style-name="P2" draw:layer="layout" draw:type="line" svg:x1="14.3cm" svg:y1="14.05cm" svg:x2="16.8cm" svg:y2="14.05cm" draw:start-shape="id6" draw:start-glue-point="10" draw:end-shape="id8" draw:end-glue-point="6" svg:d="M14300 14050h2500" svg:viewBox="0 0 2501 1">
          <text:p/>
        </draw:connector>
        <draw:connector draw:style-name="gr57" draw:text-style-name="P2" draw:layer="layout" draw:type="line" svg:x1="11.016cm" svg:y1="17.051cm" svg:x2="13.8cm" svg:y2="17.05cm" draw:end-shape="id7" draw:end-glue-point="6" svg:d="M11016 17051l2784-1" svg:viewBox="0 0 2785 2">
          <text:p/>
        </draw:connector>
        <draw:connector draw:style-name="gr57" draw:text-style-name="P2" draw:layer="layout" draw:type="line" svg:x1="14.3cm" svg:y1="17.05cm" svg:x2="16.8cm" svg:y2="17.05cm" draw:start-shape="id7" draw:start-glue-point="10" draw:end-shape="id9" draw:end-glue-point="6" svg:d="M14300 17050h2500" svg:viewBox="0 0 2501 1">
          <text:p/>
        </draw:connector>
        <draw:connector draw:style-name="gr57" draw:text-style-name="P2" draw:layer="layout" draw:type="line" svg:x1="17.3cm" svg:y1="14.05cm" svg:x2="19.8cm" svg:y2="14.05cm" draw:start-shape="id8" draw:start-glue-point="10" draw:end-shape="id10" draw:end-glue-point="6" svg:d="M17300 14050h2500" svg:viewBox="0 0 2501 1">
          <text:p/>
        </draw:connector>
        <draw:connector draw:style-name="gr57" draw:text-style-name="P2" draw:layer="layout" draw:type="line" svg:x1="20.3cm" svg:y1="11.05cm" svg:x2="22.8cm" svg:y2="11.05cm" draw:start-shape="id12" draw:start-glue-point="10" draw:end-shape="id13" draw:end-glue-point="6" svg:d="M20300 11050h2500" svg:viewBox="0 0 2501 1">
          <text:p/>
        </draw:connector>
        <draw:connector draw:style-name="gr57" draw:text-style-name="P2" draw:layer="layout" draw:type="line" svg:x1="23.3cm" svg:y1="8.05cm" svg:x2="25.8cm" svg:y2="8.05cm" draw:start-shape="id15" draw:start-glue-point="10" draw:end-shape="id16" draw:end-glue-point="6" svg:d="M23300 8050h2500" svg:viewBox="0 0 2501 1">
          <text:p/>
        </draw:connector>
        <draw:custom-shape draw:style-name="gr58" draw:text-style-name="P6" draw:layer="layout" svg:width="3cm" svg:height="2.5cm" svg:x="25.8cm" svg:y="2.2cm">
          <text:p text:style-name="P5"><text:span text:style-name="T5">n = 5</text:span></text:p>
          <text:p text:style-name="P5"><text:span text:style-name="T5">m = 5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01cm" svg:height="27cm" draw:transform="rotate (-1.5707963267949) translate (28.983cm 20.04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0" draw:text-style-name="P2" draw:layer="layout" svg:width="0.5cm" svg:height="0.5cm" draw:transform="rotate (-1.5707963267949) translate (29.483cm 19.80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2" draw:layer="layout" svg:width="0.001cm" svg:height="18cm" svg:x="2.001cm" svg:y="2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0.5cm" svg:height="0.5cm" svg:x="1.801cm" svg:y="1.6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4" draw:layer="layout" svg:width="1.8cm" svg:height="1.195cm" svg:x="27.5cm" svg:y="20.102cm">
          <draw:text-box>
            <text:p text:style-name="P2"><text:span text:style-name="T1">C</text:span><text:span text:style-name="T4">1</text:span></text:p>
          </draw:text-box>
        </draw:frame>
        <draw:frame draw:style-name="gr49" draw:text-style-name="P8" draw:layer="layout" svg:width="1.8cm" svg:height="1.195cm" svg:x="0cm" svg:y="1.801cm">
          <draw:text-box>
            <text:p text:style-name="P7"><text:span text:style-name="T1">C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7-19T23:15:46</meta:creation-date>
    <dc:date>2014-07-17T15:54:24.604324709</dc:date>
    <dc:creator>Rogério Aparecido Gonçalves</dc:creator>
    <meta:editing-duration>PT1H4M10S</meta:editing-duration>
    <meta:editing-cycles>23</meta:editing-cycles>
    <meta:generator>LibreOffice/4.2.5.2$Linux_X86_64 LibreOffice_project/61cb170a04bb1f12e77c884eab9192be736ec5f5</meta:generator>
    <meta:document-statistic meta:object-count="128"/>
  </office:meta>
</office:document-meta>
</file>